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5.194cm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3.251cm"/>
    </style:style>
    <style:style style:name="Tableau1.C" style:family="table-column">
      <style:table-column-properties style:column-width="3cm"/>
    </style:style>
    <style:style style:name="Tableau1.E" style:family="table-column">
      <style:table-column-properties style:column-width="5.251cm"/>
    </style:style>
    <style:style style:name="Tableau1.F" style:family="table-column">
      <style:table-column-properties style:column-width="4.5cm"/>
    </style:style>
    <style:style style:name="Tableau1.G" style:family="table-column">
      <style:table-column-properties style:column-width="2.7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D1" style:family="table-cell">
      <style:table-cell-properties style:vertical-align="top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F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F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F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E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F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G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E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F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G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E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F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G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E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F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D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E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F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C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D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E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F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C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D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E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F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style:snap-to-layout-grid="false"/>
      <style:text-properties fo:font-size="12pt" style:font-size-asian="12pt" style:font-name-complex="Calibri" style:font-size-complex="12pt"/>
    </style:style>
    <style:style style:name="P3" style:family="paragraph" style:parent-style-name="Standard">
      <style:text-properties fo:font-size="12pt" style:font-size-asian="12pt" style:font-name-complex="Calibri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color="#000000" loext:opacity="100%" fo:font-size="12pt" fo:font-weight="bold" style:font-size-asian="12pt" style:font-weight-asian="bold" style:font-name-complex="Calibri" style:font-size-complex="12pt"/>
    </style:style>
    <style:style style:name="P6" style:family="paragraph" style:parent-style-name="Standard">
      <style:paragraph-properties style:snap-to-layout-grid="false"/>
      <style:text-properties fo:color="#000000" loext:opacity="100%" fo:font-size="12pt" fo:font-weight="bold" style:font-size-asian="12pt" style:font-weight-asian="bold" style:font-name-complex="Calibri" style:font-size-complex="12pt"/>
    </style:style>
    <style:style style:name="P7" style:family="paragraph" style:parent-style-name="Standard">
      <style:text-properties fo:color="#ffffff" loext:opacity="100%" fo:font-size="12pt" fo:font-weight="bold" style:font-size-asian="12pt" style:font-weight-asian="bold" style:font-name-complex="Calibri" style:font-size-complex="12pt"/>
    </style:style>
    <style:style style:name="P8" style:family="paragraph" style:parent-style-name="Standard">
      <style:paragraph-properties style:snap-to-layout-grid="false"/>
      <style:text-properties fo:color="#ffffff" loext:opacity="100%" fo:font-size="12pt" fo:font-weight="bold" style:font-size-asian="12pt" style:font-weight-asian="bold" style:font-name-complex="Calibri" style:font-size-complex="12pt"/>
    </style:style>
    <style:style style:name="T1" style:family="text">
      <style:text-properties fo:font-weight="bold" officeooo:rsid="00226a27" style:font-weight-asian="bold" style:font-weight-complex="bold"/>
    </style:style>
    <style:style style:name="T2" style:family="text">
      <style:text-properties fo:font-weight="bold" officeooo:rsid="0023e3aa" style:font-weight-asian="bold" style:font-weight-complex="bold"/>
    </style:style>
    <style:style style:name="T3" style:family="text">
      <style:text-properties fo:font-weight="bold" officeooo:rsid="00273db2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style:font-size-asian="12pt" style:font-name-complex="Calibri" style:font-size-complex="12pt"/>
    </style:style>
    <style:style style:name="T7" style:family="text">
      <style:text-properties fo:font-size="12pt" officeooo:rsid="00208fd3" style:font-size-asian="12pt" style:font-name-complex="Calibri" style:font-size-complex="12pt"/>
    </style:style>
    <style:style style:name="T8" style:family="text">
      <style:text-properties fo:font-size="12pt" officeooo:rsid="0023e3aa" style:font-size-asian="12pt" style:font-name-complex="Calibri" style:font-size-complex="12pt"/>
    </style:style>
    <style:style style:name="T9" style:family="text">
      <style:text-properties officeooo:rsid="001a2795"/>
    </style:style>
    <style:style style:name="T10" style:family="text">
      <style:text-properties officeooo:rsid="001afe1e"/>
    </style:style>
    <style:style style:name="T11" style:family="text">
      <style:text-properties officeooo:rsid="001b98bf"/>
    </style:style>
    <style:style style:name="T12" style:family="text">
      <style:text-properties officeooo:rsid="001d06a8"/>
    </style:style>
    <style:style style:name="T13" style:family="text">
      <style:text-properties officeooo:rsid="001ddf8b"/>
    </style:style>
    <style:style style:name="T14" style:family="text">
      <style:text-properties officeooo:rsid="001fd0a3"/>
    </style:style>
    <style:style style:name="T15" style:family="text">
      <style:text-properties officeooo:rsid="00208fd3"/>
    </style:style>
    <style:style style:name="T16" style:family="text">
      <style:text-properties officeooo:rsid="00214cc5"/>
    </style:style>
    <style:style style:name="T17" style:family="text">
      <style:text-properties officeooo:rsid="00226a27"/>
    </style:style>
    <style:style style:name="T18" style:family="text">
      <style:text-properties officeooo:rsid="0023e3aa"/>
    </style:style>
    <style:style style:name="T19" style:family="text">
      <style:text-properties officeooo:rsid="00268cf2"/>
    </style:style>
    <style:style style:name="T20" style:family="text">
      <style:text-properties officeooo:rsid="00273db2"/>
    </style:style>
    <style:style style:name="fr1" style:family="graphic" style:parent-style-name="Frame">
      <style:graphic-properties fo:margin-left="0cm" fo:margin-right="0.249cm" fo:margin-top="0cm" fo:margin-bottom="0cm" style:wrap="parallel" style:number-wrapped-paragraphs="no-limit" style:vertical-pos="from-top" style:vertical-rel="paragraph" style:horizontal-pos="from-lef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4modIA Practice Linguaskill Test </text:p>
      <text:p text:style-name="Standard"><text:span text:style-name="T5">Name:</text:span></text:p>
      <text:p text:style-name="Standard"><draw:frame draw:style-name="fr1" draw:name="Cadre1" text:anchor-type="paragraph" svg:x="-0.191cm" svg:y="0.249cm" svg:width="25.194cm" draw:z-index="0"><draw:text-box fo:min-height="0.058cm"><table:table table:name="Tableau1" table:style-name="Tableau1"><table:table-column table:style-name="Tableau1.A"/><table:table-column table:style-name="Tableau1.B"/><table:table-column table:style-name="Tableau1.C"/><table:table-column table:style-name="Tableau1.B"/><table:table-column table:style-name="Tableau1.E"/><table:table-column table:style-name="Tableau1.F"/><table:table-column table:style-name="Tableau1.G"/><table:table-row table:style-name="Tableau1.1"><table:table-cell table:style-name="Tableau1.A1" office:value-type="string"><text:p text:style-name="P5">Listening</text:p></table:table-cell><table:table-cell table:style-name="Tableau1.A1" office:value-type="string"><text:p text:style-name="P6"/></table:table-cell><table:table-cell table:style-name="Tableau1.A1" office:value-type="string"><text:p text:style-name="P2"/></table:table-cell><table:table-cell table:style-name="Tableau1.D1" office:value-type="string"><text:p text:style-name="P7">Reading</text:p></table:table-cell><table:table-cell table:style-name="Tableau1.D1" office:value-type="string"><text:p text:style-name="P8"/></table:table-cell><table:table-cell table:style-name="Tableau1.D1" office:value-type="string"><text:p text:style-name="P2"/></table:table-cell><table:table-cell table:style-name="Tableau1.D1" office:value-type="string"><text:p text:style-name="P2"/></table:table-cell></table:table-row><table:table-row table:style-name="Tableau1.1"><table:table-cell table:style-name="Tableau1.A2" office:value-type="string"><text:p text:style-name="P3">1 <text:span text:style-name="T9">A </text:span><text:span text:style-name="T17">y</text:span></text:p></table:table-cell><table:table-cell table:style-name="Tableau1.B2" office:value-type="string"><text:p text:style-name="P3">12 <text:span text:style-name="T10">C </text:span><text:span text:style-name="T18">n → </text:span><text:span text:style-name="T19">B</text:span></text:p></table:table-cell><table:table-cell table:style-name="Tableau1.C2" office:value-type="string"><text:p text:style-name="P3">23 <text:span text:style-name="T11">B </text:span><text:span text:style-name="T18">y</text:span></text:p></table:table-cell><table:table-cell table:style-name="Tableau1.D2" office:value-type="string"><text:p text:style-name="P3">31 <text:span text:style-name="T13">C </text:span><text:span text:style-name="T18">y</text:span></text:p></table:table-cell><table:table-cell table:style-name="Tableau1.E2" office:value-type="string"><text:p text:style-name="P3">42 <text:span text:style-name="T14">A </text:span><text:span text:style-name="T18">n → </text:span><text:span text:style-name="T20">B</text:span></text:p></table:table-cell><table:table-cell table:style-name="Tableau1.F2" office:value-type="string"><text:p text:style-name="P3">53 <text:span text:style-name="T15">have </text:span><text:span text:style-name="T18">y</text:span></text:p></table:table-cell><table:table-cell table:style-name="Tableau1.G2" office:value-type="string"><text:p text:style-name="P3">64 <text:span text:style-name="T16">D </text:span><text:span text:style-name="T18">n</text:span></text:p></table:table-cell></table:table-row><table:table-row table:style-name="Tableau1.1"><table:table-cell table:style-name="Tableau1.A3" office:value-type="string"><text:p text:style-name="P3">2 <text:span text:style-name="T9">A </text:span><text:span text:style-name="T17">y</text:span></text:p></table:table-cell><table:table-cell table:style-name="Tableau1.B3" office:value-type="string"><text:p text:style-name="P3">13 <text:span text:style-name="T11">B </text:span><text:span text:style-name="T18">y</text:span></text:p></table:table-cell><table:table-cell table:style-name="Tableau1.C3" office:value-type="string"><text:p text:style-name="P3">24 <text:span text:style-name="T11">A </text:span><text:span text:style-name="T18">y</text:span></text:p></table:table-cell><table:table-cell table:style-name="Tableau1.D3" office:value-type="string"><text:p text:style-name="P3">32 <text:span text:style-name="T13">B </text:span><text:span text:style-name="T18">y</text:span></text:p></table:table-cell><table:table-cell table:style-name="Tableau1.E3" office:value-type="string"><text:p text:style-name="P3">43 <text:span text:style-name="T14">D </text:span><text:span text:style-name="T18">y</text:span></text:p></table:table-cell><table:table-cell table:style-name="Tableau1.F3" office:value-type="string"><text:p text:style-name="Standard"><text:span text:style-name="T6">54 </text:span><text:span text:style-name="T7">their </text:span><text:span text:style-name="T8">y</text:span></text:p></table:table-cell><table:table-cell table:style-name="Tableau1.G3" office:value-type="string"><text:p text:style-name="P3">65 <text:span text:style-name="T16">C </text:span><text:span text:style-name="T18">n</text:span></text:p></table:table-cell></table:table-row><table:table-row table:style-name="Tableau1.1"><table:table-cell table:style-name="Tableau1.A4" office:value-type="string"><text:p text:style-name="P3">3 <text:span text:style-name="T10">C </text:span><text:span text:style-name="T17">y</text:span></text:p></table:table-cell><table:table-cell table:style-name="Tableau1.B4" office:value-type="string"><text:p text:style-name="P3">14 <text:span text:style-name="T11">C </text:span><text:span text:style-name="T18">y</text:span></text:p></table:table-cell><table:table-cell table:style-name="Tableau1.C4" office:value-type="string"><text:p text:style-name="P3">25 <text:span text:style-name="T12">A </text:span><text:span text:style-name="T18">y</text:span></text:p></table:table-cell><table:table-cell table:style-name="Tableau1.D4" office:value-type="string"><text:p text:style-name="P3">33 <text:span text:style-name="T13">C </text:span><text:span text:style-name="T18">n → </text:span><text:span text:style-name="T20">A</text:span></text:p></table:table-cell><table:table-cell table:style-name="Tableau1.E4" office:value-type="string"><text:p text:style-name="P3">44 <text:span text:style-name="T14">A </text:span><text:span text:style-name="T18">n → </text:span><text:span text:style-name="T20">C</text:span></text:p></table:table-cell><table:table-cell table:style-name="Tableau1.F4" office:value-type="string"><text:p text:style-name="P3">55 <text:span text:style-name="T15">that </text:span><text:span text:style-name="T18">y</text:span></text:p></table:table-cell><table:table-cell table:style-name="Tableau1.G4" office:value-type="string"><text:p text:style-name="P3">66 <text:span text:style-name="T1">B </text:span><text:span text:style-name="T2">n</text:span></text:p></table:table-cell></table:table-row><table:table-row table:style-name="Tableau1.1"><table:table-cell table:style-name="Tableau1.A5" office:value-type="string"><text:p text:style-name="P3">4 <text:span text:style-name="T10">B </text:span><text:span text:style-name="T18">y</text:span></text:p></table:table-cell><table:table-cell table:style-name="Tableau1.B5" office:value-type="string"><text:p text:style-name="P3">15 <text:span text:style-name="T11">B </text:span><text:span text:style-name="T18">y</text:span></text:p></table:table-cell><table:table-cell table:style-name="Tableau1.C5" office:value-type="string"><text:p text:style-name="P3">26 <text:span text:style-name="T12">B </text:span><text:span text:style-name="T18">y</text:span></text:p></table:table-cell><table:table-cell table:style-name="Tableau1.D5" office:value-type="string"><text:p text:style-name="P3">34 <text:span text:style-name="T13">B </text:span><text:span text:style-name="T18">y</text:span></text:p></table:table-cell><table:table-cell table:style-name="Tableau1.E5" office:value-type="string"><text:p text:style-name="P3">45 <text:span text:style-name="T14">B </text:span><text:span text:style-name="T18">n → </text:span><text:span text:style-name="T20">C</text:span></text:p></table:table-cell><table:table-cell table:style-name="Tableau1.F5" office:value-type="string"><text:p text:style-name="P3">56 <text:span text:style-name="T15">C </text:span><text:span text:style-name="T18">y</text:span></text:p></table:table-cell><table:table-cell table:style-name="Tableau1.G5" office:value-type="string"><text:p text:style-name="P3">67 <text:span text:style-name="T17">B </text:span><text:span text:style-name="T18">y</text:span></text:p></table:table-cell></table:table-row><table:table-row table:style-name="Tableau1.1"><table:table-cell table:style-name="Tableau1.A6" office:value-type="string"><text:p text:style-name="P3">5 <text:span text:style-name="T10">B </text:span><text:span text:style-name="T18">y</text:span></text:p></table:table-cell><table:table-cell table:style-name="Tableau1.B6" office:value-type="string"><text:p text:style-name="P3">16 <text:span text:style-name="T11">C </text:span><text:span text:style-name="T18">y</text:span></text:p></table:table-cell><table:table-cell table:style-name="Tableau1.C6" office:value-type="string"><text:p text:style-name="P3">27 <text:span text:style-name="T12">A </text:span><text:span text:style-name="T18">n → </text:span><text:span text:style-name="T19">B</text:span></text:p></table:table-cell><table:table-cell table:style-name="Tableau1.D6" office:value-type="string"><text:p text:style-name="P3">35 <text:span text:style-name="T13">D </text:span><text:span text:style-name="T18">y</text:span></text:p></table:table-cell><table:table-cell table:style-name="Tableau1.E6" office:value-type="string"><text:p text:style-name="P3">46 <text:span text:style-name="T14">in </text:span><text:span text:style-name="T18">y</text:span></text:p></table:table-cell><table:table-cell table:style-name="Tableau1.F6" office:value-type="string"><text:p text:style-name="P3">57 <text:span text:style-name="T15">A </text:span><text:span text:style-name="T18">n → </text:span><text:span text:style-name="T20">B</text:span></text:p></table:table-cell><table:table-cell table:style-name="Tableau1.G6" office:value-type="string"><text:p text:style-name="P3">68 <text:span text:style-name="T1">B </text:span><text:span text:style-name="T2">n</text:span></text:p></table:table-cell></table:table-row><table:table-row table:style-name="Tableau1.1"><table:table-cell table:style-name="Tableau1.A7" office:value-type="string"><text:p text:style-name="P3">6 <text:span text:style-name="T10">C </text:span><text:span text:style-name="T18">y</text:span></text:p></table:table-cell><table:table-cell table:style-name="Tableau1.B7" office:value-type="string"><text:p text:style-name="P3">17 <text:span text:style-name="T11">A </text:span><text:span text:style-name="T18">y</text:span></text:p></table:table-cell><table:table-cell table:style-name="Tableau1.C7" office:value-type="string"><text:p text:style-name="P3">28 <text:span text:style-name="T13">C </text:span><text:span text:style-name="T18">n → </text:span><text:span text:style-name="T19">B</text:span></text:p></table:table-cell><table:table-cell table:style-name="Tableau1.D7" office:value-type="string"><text:p text:style-name="P3">36 <text:span text:style-name="T13">A </text:span><text:span text:style-name="T18">n → </text:span><text:span text:style-name="T20">C</text:span></text:p></table:table-cell><table:table-cell table:style-name="Tableau1.E7" office:value-type="string"><text:p text:style-name="P3">47 <text:span text:style-name="T14">have </text:span><text:span text:style-name="T18">y</text:span></text:p></table:table-cell><table:table-cell table:style-name="Tableau1.F7" office:value-type="string"><text:p text:style-name="P3">58 <text:span text:style-name="T15">A </text:span><text:span text:style-name="T18">y</text:span></text:p></table:table-cell><table:table-cell table:style-name="Tableau1.G7" office:value-type="string"><text:p text:style-name="P3">69 <text:span text:style-name="T1">D </text:span><text:span text:style-name="T2">y</text:span></text:p></table:table-cell></table:table-row><table:table-row table:style-name="Tableau1.1"><table:table-cell table:style-name="Tableau1.A8" office:value-type="string"><text:p text:style-name="P3">7 <text:span text:style-name="T10">B </text:span><text:span text:style-name="T18">y</text:span></text:p></table:table-cell><table:table-cell table:style-name="Tableau1.B8" office:value-type="string"><text:p text:style-name="P3">18 <text:span text:style-name="T11">C </text:span><text:span text:style-name="T18">y</text:span></text:p></table:table-cell><table:table-cell table:style-name="Tableau1.C8" office:value-type="string"><text:p text:style-name="P3">29 <text:span text:style-name="T13">A </text:span><text:span text:style-name="T18">n → </text:span><text:span text:style-name="T20">B</text:span></text:p></table:table-cell><table:table-cell table:style-name="Tableau1.D8" office:value-type="string"><text:p text:style-name="P3">37 <text:span text:style-name="T13">B </text:span><text:span text:style-name="T18">y</text:span></text:p></table:table-cell><table:table-cell table:style-name="Tableau1.E8" office:value-type="string"><text:p text:style-name="P3">48 <text:span text:style-name="T14">Most </text:span><text:span text:style-name="T18">y</text:span></text:p></table:table-cell><table:table-cell table:style-name="Tableau1.F8" office:value-type="string"><text:p text:style-name="P3">59 <text:span text:style-name="T15">D </text:span><text:span text:style-name="T18">y</text:span></text:p></table:table-cell><table:table-cell table:style-name="Tableau1.G8" office:value-type="string"><text:p text:style-name="P3">70 <text:span text:style-name="T1">B </text:span><text:span text:style-name="T2">n</text:span></text:p></table:table-cell></table:table-row><table:table-row table:style-name="Tableau1.1"><table:table-cell table:style-name="Tableau1.A9" office:value-type="string"><text:p text:style-name="P3">8 <text:span text:style-name="T10">A </text:span><text:span text:style-name="T18">y</text:span></text:p></table:table-cell><table:table-cell table:style-name="Tableau1.B9" office:value-type="string"><text:p text:style-name="P3">19 <text:span text:style-name="T11">B </text:span><text:span text:style-name="T18">y</text:span></text:p></table:table-cell><table:table-cell table:style-name="Tableau1.C9" office:value-type="string"><text:p text:style-name="P3">30 <text:span text:style-name="T12">A </text:span><text:span text:style-name="T18">n → </text:span><text:span text:style-name="T20">B</text:span></text:p></table:table-cell><table:table-cell table:style-name="Tableau1.D9" office:value-type="string"><text:p text:style-name="P3">38 <text:span text:style-name="T13">D </text:span><text:span text:style-name="T18">y</text:span></text:p></table:table-cell><table:table-cell table:style-name="Tableau1.E9" office:value-type="string"><text:p text:style-name="P3">49 <text:span text:style-name="T14">according </text:span><text:span text:style-name="T18">y</text:span></text:p></table:table-cell><table:table-cell table:style-name="Tableau1.F9" office:value-type="string"><text:p text:style-name="P3">60 <text:span text:style-name="T15">B </text:span><text:span text:style-name="T18">y</text:span></text:p></table:table-cell><table:table-cell table:style-name="Tableau1.G9" office:value-type="string"><text:p text:style-name="P2"/></table:table-cell></table:table-row><table:table-row table:style-name="Tableau1.1"><table:table-cell table:style-name="Tableau1.A10" office:value-type="string"><text:p text:style-name="P3">9 <text:span text:style-name="T10">B </text:span><text:span text:style-name="T18">n → </text:span><text:span text:style-name="T19">C</text:span></text:p></table:table-cell><table:table-cell table:style-name="Tableau1.B10" office:value-type="string"><text:p text:style-name="P3">20 <text:span text:style-name="T12">A </text:span><text:span text:style-name="T18">n → </text:span><text:span text:style-name="T19">C</text:span></text:p></table:table-cell><table:table-cell table:style-name="Tableau1.C10" office:value-type="string"><text:p text:style-name="P2"/></table:table-cell><table:table-cell table:style-name="Tableau1.D10" office:value-type="string"><text:p text:style-name="P3">39 <text:span text:style-name="T14">B </text:span><text:span text:style-name="T18">y</text:span></text:p></table:table-cell><table:table-cell table:style-name="Tableau1.E10" office:value-type="string"><text:p text:style-name="P3">50 <text:span text:style-name="T15">Beyond </text:span><text:span text:style-name="T18">n → </text:span><text:span text:style-name="T20">among/amongst</text:span></text:p></table:table-cell><table:table-cell table:style-name="Tableau1.F10" office:value-type="string"><text:p text:style-name="P3">61 <text:span text:style-name="T16">A </text:span><text:span text:style-name="T18">y</text:span></text:p></table:table-cell><table:table-cell table:style-name="Tableau1.G10" office:value-type="string"><text:p text:style-name="P2"/></table:table-cell></table:table-row><table:table-row table:style-name="Tableau1.1"><table:table-cell table:style-name="Tableau1.A11" office:value-type="string"><text:p text:style-name="P3">10 <text:span text:style-name="T10">A </text:span><text:span text:style-name="T18">n → </text:span><text:span text:style-name="T19">C</text:span></text:p></table:table-cell><table:table-cell table:style-name="Tableau1.B11" office:value-type="string"><text:p text:style-name="P3">21 <text:span text:style-name="T11">B </text:span><text:span text:style-name="T18">y</text:span></text:p></table:table-cell><table:table-cell table:style-name="Tableau1.C11" office:value-type="string"><text:p text:style-name="P2"/></table:table-cell><table:table-cell table:style-name="Tableau1.D11" office:value-type="string"><text:p text:style-name="P3">40 <text:span text:style-name="T14">B </text:span><text:span text:style-name="T18">y</text:span></text:p></table:table-cell><table:table-cell table:style-name="Tableau1.E11" office:value-type="string"><text:p text:style-name="P3">51 <text:span text:style-name="T15">Such </text:span><text:span text:style-name="T18">y</text:span></text:p></table:table-cell><table:table-cell table:style-name="Tableau1.F11" office:value-type="string"><text:p text:style-name="P3">62 <text:span text:style-name="T16">C </text:span><text:span text:style-name="T18">y</text:span></text:p></table:table-cell><table:table-cell table:style-name="Tableau1.G11" office:value-type="string"><text:p text:style-name="P2"/></table:table-cell></table:table-row><table:table-row table:style-name="Tableau1.1"><table:table-cell table:style-name="Tableau1.A12" office:value-type="string"><text:p text:style-name="P3">11 <text:span text:style-name="T10">B </text:span><text:span text:style-name="T18">y</text:span></text:p></table:table-cell><table:table-cell table:style-name="Tableau1.B12" office:value-type="string"><text:p text:style-name="P3">22 <text:span text:style-name="T12">B </text:span><text:span text:style-name="T18">y</text:span></text:p></table:table-cell><table:table-cell table:style-name="Tableau1.C12" office:value-type="string"><text:p text:style-name="P2"/></table:table-cell><table:table-cell table:style-name="Tableau1.D12" office:value-type="string"><text:p text:style-name="P3">41 <text:span text:style-name="T14">D </text:span><text:span text:style-name="T18">y</text:span></text:p></table:table-cell><table:table-cell table:style-name="Tableau1.E12" office:value-type="string"><text:p text:style-name="P3">52 <text:span text:style-name="T15">good </text:span><text:span text:style-name="T18">n</text:span></text:p></table:table-cell><table:table-cell table:style-name="Tableau1.F12" office:value-type="string"><text:p text:style-name="P3">63 <text:span text:style-name="T1">B </text:span><text:span text:style-name="T2">n </text:span><text:span text:style-name="T3">→ </text:span></text:p></table:table-cell><table:table-cell table:style-name="Tableau1.G12" office:value-type="string"><text:p text:style-name="P2"/></table:table-cell></table:table-row></table:table></draw:text-box></draw:frame></text:p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otal right listening (L) = <text:span text:style-name="T18">22</text:span></text:p>
      <text:p text:style-name="P4">Total right reading (R) = <text:span text:style-name="T18">26</text:span></text:p>
      <text:p text:style-name="P4">Total score = (L+R) X 2.857 = <text:s/><text:span text:style-name="T18">137,14</text:span> <text:s text:c="25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Rebecca Coles</meta:initial-creator>
    <meta:creation-date>2021-11-04T12:09:00</meta:creation-date>
    <dc:date>2023-11-09T20:16:43.842079994</dc:date>
    <meta:editing-cycles>10</meta:editing-cycles>
    <meta:editing-duration>PT5H17M29S</meta:editing-duration>
    <meta:generator>LibreOffice/7.3.7.2$Linux_X86_64 LibreOffice_project/30$Build-2</meta:generator>
    <meta:document-statistic meta:table-count="1" meta:image-count="0" meta:object-count="0" meta:page-count="1" meta:paragraph-count="77" meta:word-count="268" meta:character-count="697" meta:non-whitespace-character-count="477"/>
  </office:meta>
</office:document-meta>
</file>